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2.752cm" fo:margin-right="0cm" fo:margin-top="0cm" fo:margin-bottom="0.199cm" fo:text-indent="-2.752cm" style:auto-text-indent="false" fo:padding="0cm" fo:border-left="none" fo:border-right="none" fo:border-top="0.002cm solid #000000" fo:border-bottom="none" style:shadow="none" style:join-border="false">
        <style:tab-stops/>
      </style:paragraph-properties>
    </style:style>
    <style:style style:name="P2" style:family="paragraph" style:parent-style-name="Standard">
      <style:paragraph-properties fo:padding="0cm" fo:border-left="none" fo:border-right="none" fo:border-top="0.002cm solid #000000" fo:border-bottom="none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Me ha dicho Kiko que ya te ha orientado un poco en cuanto a lo que puedes hacer. Te paso este documento por si queda un poco más claro.</text:p>
      <text:p text:style-name="Standard"/>
      <text:p text:style-name="Standard">La tabla que quieres hacer, la que nos has mandado en el PDF, no puede ser, pero si puedes hacer algo as:</text:p>
      <text:p text:style-name="Standard"/>
      <text:p text:style-name="P1"><text:span text:style-name="EtiquetaPregunta">Evidencias:</text:span><text:tab/>Se han iniciado los controles e han iniciado los controles e han iniciado los controles e han iniciado los controles e han iniciado los controles…</text:p>
      <text:p text:style-name="P1"><text:span text:style-name="EtiquetaPregunta">Definciencias:</text:span><text:tab/>bla, bla, bla</text:p>
      <text:p text:style-name="P2">…</text:p>
      <text:p text:style-name="Standard"/>
      <text:p text:style-name="Standard">Esto quedaría así:</text:p>
      <text:p text:style-name="Standard"/>
      <text:p text:style-name="Standard">&lt;style estilo=EtiquetaPregunta&gt;Evidencias:&lt;/style&gt; <text:s/>Se han iniciado ...&lt;br&gt;</text:p>
      <text:p text:style-name="Standard">&lt;style estilo=EtiquetaPregunta&gt;Deficiencias:&lt;/style&gt; <text:s/>bla, bla, bla ...&lt;br&gt;</text:p>
      <text:p text:style-name="Standard">…</text:p>
      <text:p text:style-name="Standard"/>
      <text:p text:style-name="Standard">El formato que le he dado al párrafo para conseguir la identación y las rayas debería respetar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tiquetaPregunta" style:family="text" style:parent-style-name="Definition">
      <style:text-properties fo:color="#ffffff" fo:background-color="#0000ff" style:font-size-asian="10.5pt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e Bordes</meta:initial-creator>
    <meta:creation-date>2010-07-05T17:32:57</meta:creation-date>
    <dc:date>2010-07-05T17:51:19</dc:date>
    <dc:creator>Joe Bordes</dc:creator>
    <meta:editing-duration>PT00H18M23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" meta:paragraph-count="10" meta:word-count="115" meta:character-count="693"/>
  </office:meta>
</office:document-meta>
</file>